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7cm" svg:stroke-color="#808080" draw:marker-start-width="0.305cm" draw:marker-end-width="0.305cm" draw:fill="solid" draw:fill-color="#ffffff" draw:textarea-horizontal-align="justify" draw:textarea-vertical-align="middle" draw:auto-grow-height="false" fo:padding-top="0.16cm" fo:padding-bottom="0.16cm" fo:padding-left="0.285cm" fo:padding-right="0.28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7cm" svg:stroke-color="#666666" draw:marker-start-width="0.305cm" draw:marker-end-width="0.305cm" draw:fill-color="#e6e6e6" draw:textarea-horizontal-align="justify" draw:textarea-vertical-align="middle" draw:auto-grow-height="false" fo:padding-top="0.16cm" fo:padding-bottom="0.16cm" fo:padding-left="0.285cm" fo:padding-right="0.285cm"/>
    </style:style>
    <style:style style:name="gr4" style:family="graphic" style:parent-style-name="standard">
      <style:graphic-properties draw:stroke="dash" draw:stroke-dash="Fine_20_Dashed_20__28_var_29_" svg:stroke-width="0.07cm" svg:stroke-color="#808080" draw:marker-start-width="0.305cm" draw:marker-end-width="0.305cm" draw:fill="solid" draw:fill-color="#cccccc" draw:textarea-horizontal-align="justify" draw:textarea-vertical-align="middle" draw:auto-grow-height="false" fo:padding-top="0.16cm" fo:padding-bottom="0.16cm" fo:padding-left="0.285cm" fo:padding-right="0.285cm"/>
    </style:style>
    <style:style style:name="gr5" style:family="graphic" style:parent-style-name="standard" style:list-style-name="L1">
      <style:graphic-properties draw:stroke="dash" draw:stroke-dash="Fine_20_Dashed_20__28_var_29_" svg:stroke-width="0.07cm" svg:stroke-color="#808080" draw:marker-start-width="0.305cm" draw:marker-end-width="0.305cm" draw:fill-color="#cccccc" draw:textarea-horizontal-align="justify" draw:textarea-vertical-align="middle" draw:auto-grow-height="false" fo:padding-top="0.16cm" fo:padding-bottom="0.16cm" fo:padding-left="0.285cm" fo:padding-right="0.285cm"/>
    </style:style>
    <style:style style:name="gr6" style:family="graphic" style:parent-style-name="standard" style:list-style-name="L1">
      <style:graphic-properties draw:stroke="dash" draw:stroke-dash="Fine_20_Dashed_20__28_var_29_" svg:stroke-width="0.07cm" svg:stroke-color="#808080" draw:marker-start-width="0.305cm" draw:marker-end-width="0.305cm" draw:fill-color="#cccccc" draw:textarea-horizontal-align="justify" draw:textarea-vertical-align="middle" draw:auto-grow-height="false" fo:padding-top="0.16cm" fo:padding-bottom="0.16cm" fo:padding-left="0.285cm" fo:padding-right="0.285cm"/>
    </style:style>
    <style:style style:name="gr7" style:family="graphic" style:parent-style-name="standard" style:list-style-name="L1">
      <style:graphic-properties draw:stroke="dash" draw:stroke-dash="Fine_20_Dashed_20__28_var_29_" svg:stroke-width="0.07cm" svg:stroke-color="#808080" draw:marker-start-width="0.305cm" draw:marker-end-width="0.305cm" draw:fill-color="#cccccc" draw:textarea-horizontal-align="justify" draw:textarea-vertical-align="middle" draw:auto-grow-height="false" fo:padding-top="0.16cm" fo:padding-bottom="0.16cm" fo:padding-left="0.285cm" fo:padding-right="0.285cm"/>
    </style:style>
    <style:style style:name="gr8" style:family="graphic" style:parent-style-name="standard" style:list-style-name="L1">
      <style:graphic-properties draw:stroke="dash" draw:stroke-dash="Fine_20_Dashed_20__28_var_29_" svg:stroke-width="0.07cm" svg:stroke-color="#808080" draw:marker-start-width="0.305cm" draw:marker-end-width="0.305cm" draw:fill-color="#cccccc" draw:textarea-horizontal-align="justify" draw:textarea-vertical-align="middle" draw:auto-grow-height="false" fo:padding-top="0.16cm" fo:padding-bottom="0.16cm" fo:padding-left="0.285cm" fo:padding-right="0.285cm"/>
    </style:style>
    <style:style style:name="gr9" style:family="graphic" style:parent-style-name="standard" style:list-style-name="L1">
      <style:graphic-properties draw:stroke="dash" draw:stroke-dash="Fine_20_Dashed_20__28_var_29_" svg:stroke-width="0.07cm" svg:stroke-color="#808080" draw:marker-start-width="0.305cm" draw:marker-end-width="0.305cm" draw:fill-color="#cccccc" draw:textarea-horizontal-align="justify" draw:textarea-vertical-align="middle" draw:auto-grow-height="false" fo:padding-top="0.16cm" fo:padding-bottom="0.16cm" fo:padding-left="0.285cm" fo:padding-right="0.285cm"/>
    </style:style>
    <style:style style:name="gr10" style:family="graphic" style:parent-style-name="standard" style:list-style-name="L1">
      <style:graphic-properties draw:stroke="dash" draw:stroke-dash="Fine_20_Dashed_20__28_var_29_" svg:stroke-width="0.07cm" svg:stroke-color="#808080" draw:marker-start-width="0.305cm" draw:marker-end-width="0.305cm" draw:fill-color="#cccccc" draw:textarea-horizontal-align="justify" draw:textarea-vertical-align="middle" draw:auto-grow-height="false" fo:padding-top="0.16cm" fo:padding-bottom="0.16cm" fo:padding-left="0.285cm" fo:padding-right="0.285cm"/>
    </style:style>
    <style:style style:name="gr11" style:family="graphic" style:parent-style-name="standard" style:list-style-name="L1">
      <style:graphic-properties draw:stroke="dash" draw:stroke-dash="Fine_20_Dashed_20__28_var_29_" svg:stroke-width="0.07cm" svg:stroke-color="#808080" draw:marker-start-width="0.305cm" draw:marker-end-width="0.305cm" draw:fill-color="#cccccc" draw:textarea-horizontal-align="justify" draw:textarea-vertical-align="middle" draw:auto-grow-height="false" fo:padding-top="0.16cm" fo:padding-bottom="0.16cm" fo:padding-left="0.285cm" fo:padding-right="0.285cm"/>
    </style:style>
    <style:style style:name="gr12" style:family="graphic" style:parent-style-name="standard" style:list-style-name="L1">
      <style:graphic-properties draw:stroke="dash" draw:stroke-dash="Fine_20_Dashed_20__28_var_29_" svg:stroke-width="0.07cm" svg:stroke-color="#808080" draw:marker-start-width="0.305cm" draw:marker-end-width="0.305cm" draw:fill-color="#cccccc" draw:textarea-horizontal-align="justify" draw:textarea-vertical-align="middle" draw:auto-grow-height="false" fo:padding-top="0.16cm" fo:padding-bottom="0.16cm" fo:padding-left="0.285cm" fo:padding-right="0.285cm"/>
    </style:style>
    <style:style style:name="gr13" style:family="graphic" style:parent-style-name="standard" style:list-style-name="L1">
      <style:graphic-properties draw:stroke="dash" draw:stroke-dash="Fine_20_Dashed_20__28_var_29_" svg:stroke-width="0.07cm" svg:stroke-color="#808080" draw:marker-start-width="0.305cm" draw:marker-end-width="0.305cm" draw:fill-color="#cccccc" draw:textarea-horizontal-align="justify" draw:textarea-vertical-align="middle" draw:auto-grow-height="false" fo:padding-top="0.16cm" fo:padding-bottom="0.16cm" fo:padding-left="0.285cm" fo:padding-right="0.285cm"/>
    </style:style>
    <style:style style:name="gr14" style:family="graphic" style:parent-style-name="standard" style:list-style-name="L1">
      <style:graphic-properties draw:stroke="dash" draw:stroke-dash="Fine_20_Dashed_20__28_var_29_" svg:stroke-width="0.07cm" svg:stroke-color="#808080" draw:marker-start-width="0.305cm" draw:marker-end-width="0.305cm" draw:fill-color="#cccccc" draw:textarea-horizontal-align="justify" draw:textarea-vertical-align="middle" draw:auto-grow-height="false" fo:padding-top="0.16cm" fo:padding-bottom="0.16cm" fo:padding-left="0.285cm" fo:padding-right="0.285cm"/>
    </style:style>
    <style:style style:name="gr15" style:family="graphic" style:parent-style-name="standard" style:list-style-name="L1">
      <style:graphic-properties draw:stroke="dash" draw:stroke-dash="Fine_20_Dashed_20__28_var_29_" svg:stroke-width="0.07cm" svg:stroke-color="#808080" draw:marker-start-width="0.305cm" draw:marker-end-width="0.305cm" draw:fill-color="#cccccc" draw:textarea-horizontal-align="justify" draw:textarea-vertical-align="middle" draw:auto-grow-height="false" fo:padding-top="0.16cm" fo:padding-bottom="0.16cm" fo:padding-left="0.285cm" fo:padding-right="0.285cm"/>
    </style:style>
    <style:style style:name="gr16" style:family="graphic" style:parent-style-name="standard" style:list-style-name="L1">
      <style:graphic-properties draw:stroke="dash" draw:stroke-dash="Fine_20_Dashed_20__28_var_29_" svg:stroke-width="0.07cm" svg:stroke-color="#808080" draw:marker-start-width="0.305cm" draw:marker-end-width="0.305cm" draw:fill-color="#cccccc" draw:textarea-horizontal-align="justify" draw:textarea-vertical-align="middle" draw:auto-grow-height="false" fo:padding-top="0.16cm" fo:padding-bottom="0.16cm" fo:padding-left="0.285cm" fo:padding-right="0.2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8000" fo:font-family="arial" style:font-family-generic="swiss"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text-align="center"/>
      <style:text-properties fo:color="#333333" fo:text-shadow="1pt 1pt"/>
    </style:style>
    <style:style style:name="P4" style:family="paragraph">
      <style:paragraph-properties fo:text-align="center"/>
      <style:text-properties fo:color="#333333" fo:font-family="arial" style:font-family-generic="swiss" fo:font-size="36pt" fo:text-shadow="1pt 1pt" fo:font-weight="bold" style:font-size-asian="36pt" style:font-weight-asian="bold" style:font-size-complex="36pt" style:font-weight-complex="bold"/>
    </style:style>
    <style:style style:name="P5" style:family="paragraph">
      <style:paragraph-properties fo:text-align="center"/>
      <style:text-properties fo:color="#4c4c4c"/>
    </style:style>
    <style:style style:name="P6" style:family="paragraph">
      <style:paragraph-properties fo:text-align="center"/>
      <style:text-properties fo:color="#4c4c4c" fo:font-family="arial" style:font-family-generic="swiss"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text-align="center"/>
      <style:text-properties fo:color="#4c4c4c" fo:font-style="italic" fo:font-weight="normal" style:font-style-asian="italic" style:font-weight-asian="normal" style:font-style-complex="italic" style:font-weight-complex="normal"/>
    </style:style>
    <style:style style:name="P8" style:family="paragraph">
      <style:paragraph-properties fo:text-align="center"/>
      <style:text-properties fo:color="#4c4c4c" fo:font-family="'Liberation Sans'" style:font-family-generic="roman" style:font-pitch="variable" fo:font-size="18pt" fo:font-style="italic" fo:font-weight="normal" style:letter-kerning="true" style:font-size-asian="18pt" style:font-style-asian="italic" style:font-weight-asian="normal" style:font-family-complex="'Lohit Hindi'" style:font-family-generic-complex="system" style:font-pitch-complex="variable" style:font-size-complex="18pt" style:font-style-complex="italic" style:font-weight-complex="normal"/>
    </style:style>
    <style:style style:name="P9" style:family="paragraph">
      <style:paragraph-properties fo:text-align="center"/>
      <style:text-properties fo:color="#4c4c4c" fo:font-family="'Liberation Sans'" style:font-family-generic="roman" style:font-pitch="variable" fo:font-size="18pt" fo:font-style="italic" style:letter-kerning="true" style:font-size-asian="18pt" style:font-style-asian="italic" style:font-family-complex="'Lohit Hindi'" style:font-family-generic-complex="system" style:font-pitch-complex="variable" style:font-size-complex="18pt" style:font-style-complex="italic"/>
    </style:style>
    <style:style style:name="P10" style:family="paragraph">
      <style:paragraph-properties fo:text-align="center"/>
      <style:text-properties fo:color="#4c4c4c" fo:font-style="italic" style:font-style-asian="italic" style:font-style-complex="italic"/>
    </style:style>
    <style:style style:name="T1" style:family="text">
      <style:text-properties fo:color="#008000" fo:font-family="arial" style:font-family-generic="swiss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333333" fo:font-family="arial" style:font-family-generic="swiss" fo:font-size="36pt" fo:text-shadow="1pt 1pt" fo:font-weight="bold" style:font-size-asian="36pt" style:font-weight-asian="bold" style:font-size-complex="36pt" style:font-weight-complex="bold"/>
    </style:style>
    <style:style style:name="T3" style:family="text">
      <style:text-properties fo:color="#4c4c4c" fo:font-family="arial" style:font-family-generic="swiss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4c4c4c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7.05cm" svg:height="19.601cm" svg:x="1.45cm" svg:y="-5.601cm">
          <text:p/>
          <draw:enhanced-geometry svg:viewBox="0 0 21600 21600" draw:path-stretchpoint-x="10800" draw:path-stretchpoint-y="10800" draw:text-areas="?f3 ?f4 ?f5 ?f6" draw:type="round-rectangle" draw:modifiers="505.8681122046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825cm" svg:height="1.276cm" svg:x="2.434cm" svg:y="-5cm">
          <draw:text-box>
            <text:p text:style-name="P1"><text:span text:style-name="T1">Bloco 1</text:span></text:p>
          </draw:text-box>
        </draw:frame>
        <draw:frame draw:style-name="gr2" draw:text-style-name="P4" draw:layer="layout" svg:width="7.131cm" svg:height="1.673cm" svg:x="12.037cm" svg:y="12.3cm">
          <draw:text-box>
            <text:p text:style-name="P3"><text:span text:style-name="T2">Grid (4 x 4)</text:span></text:p>
          </draw:text-box>
        </draw:frame>
        <draw:custom-shape draw:style-name="gr3" draw:text-style-name="P1" draw:layer="layout" svg:width="25.535cm" svg:height="4.088cm" svg:x="2.158cm" svg:y="-5.1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6" draw:layer="layout" svg:width="3.825cm" svg:height="1.276cm" svg:x="2.434cm" svg:y="-3.9cm">
          <draw:text-box>
            <text:p text:style-name="P5"><text:span text:style-name="T3">Bloco 0</text:span></text:p>
          </draw:text-box>
        </draw:frame>
        <draw:custom-shape draw:style-name="gr4" draw:text-style-name="P7" draw:layer="layout" svg:width="5cm" svg:height="3.5cm" svg:x="6.766cm" svg:y="-4.888cm">
          <text:p text:style-name="P7"><text:span text:style-name="T4">Thread</text:span><text:span text:style-name="T4"><text:line-break/></text:span><text:span text:style-name="T4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5cm" svg:height="3.5cm" svg:x="11.931cm" svg:y="-4.888cm">
          <text:p text:style-name="P8">Thread<text:line-break/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5cm" svg:height="3.5cm" svg:x="17.096cm" svg:y="-4.888cm">
          <text:p text:style-name="P8">Thread<text:line-break/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5cm" svg:height="3.5cm" svg:x="22.261cm" svg:y="-4.888cm">
          <text:p text:style-name="P8">Thread<text:line-break/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825cm" svg:height="1.276cm" svg:x="2.398cm" svg:y="-0.535cm">
          <draw:text-box>
            <text:p text:style-name="P1"><text:span text:style-name="T1">Bloco 1</text:span></text:p>
          </draw:text-box>
        </draw:frame>
        <draw:custom-shape draw:style-name="gr3" draw:text-style-name="P1" draw:layer="layout" svg:width="25.535cm" svg:height="4.088cm" svg:x="2.158cm" svg:y="-0.7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6" draw:layer="layout" svg:width="3.825cm" svg:height="1.276cm" svg:x="2.398cm" svg:y="0.565cm">
          <draw:text-box>
            <text:p text:style-name="P5"><text:span text:style-name="T3">Bloco 1</text:span></text:p>
          </draw:text-box>
        </draw:frame>
        <draw:custom-shape draw:style-name="gr4" draw:text-style-name="P10" draw:layer="layout" svg:width="5cm" svg:height="3.5cm" svg:x="6.73cm" svg:y="-0.423cm">
          <text:p text:style-name="P9">Thread<text:line-break/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5cm" svg:height="3.5cm" svg:x="11.895cm" svg:y="-0.423cm">
          <text:p text:style-name="P8">Thread<text:line-break/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5cm" svg:height="3.5cm" svg:x="17.06cm" svg:y="-0.423cm">
          <text:p text:style-name="P8">Thread<text:line-break/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5cm" svg:height="3.5cm" svg:x="22.225cm" svg:y="-0.423cm">
          <text:p text:style-name="P8">Thread<text:line-break/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825cm" svg:height="1.276cm" svg:x="2.363cm" svg:y="3.93cm">
          <draw:text-box>
            <text:p text:style-name="P1"><text:span text:style-name="T1">Bloco 1</text:span></text:p>
          </draw:text-box>
        </draw:frame>
        <draw:custom-shape draw:style-name="gr3" draw:text-style-name="P1" draw:layer="layout" svg:width="25.535cm" svg:height="4.088cm" svg:x="2.158cm" svg:y="3.7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6" draw:layer="layout" svg:width="3.825cm" svg:height="1.276cm" svg:x="2.363cm" svg:y="5.03cm">
          <draw:text-box>
            <text:p text:style-name="P5"><text:span text:style-name="T3">Bloco 2</text:span></text:p>
          </draw:text-box>
        </draw:frame>
        <draw:custom-shape draw:style-name="gr4" draw:text-style-name="P10" draw:layer="layout" svg:width="5cm" svg:height="3.5cm" svg:x="6.695cm" svg:y="4.042cm">
          <text:p text:style-name="P9">Thread<text:line-break/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5cm" svg:height="3.5cm" svg:x="11.86cm" svg:y="4.042cm">
          <text:p text:style-name="P8">Thread<text:line-break/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5cm" svg:height="3.5cm" svg:x="17.025cm" svg:y="4.042cm">
          <text:p text:style-name="P8">Thread<text:line-break/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5cm" svg:height="3.5cm" svg:x="22.19cm" svg:y="4.042cm">
          <text:p text:style-name="P8">Thread<text:line-break/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825cm" svg:height="1.276cm" svg:x="2.327cm" svg:y="8.395cm">
          <draw:text-box>
            <text:p text:style-name="P1"><text:span text:style-name="T1">Bloco 1</text:span></text:p>
          </draw:text-box>
        </draw:frame>
        <draw:custom-shape draw:style-name="gr3" draw:text-style-name="P1" draw:layer="layout" svg:width="25.535cm" svg:height="4.088cm" svg:x="2.158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6" draw:layer="layout" svg:width="3.825cm" svg:height="1.276cm" svg:x="2.327cm" svg:y="9.495cm">
          <draw:text-box>
            <text:p text:style-name="P5"><text:span text:style-name="T3">Bloco 3</text:span></text:p>
          </draw:text-box>
        </draw:frame>
        <draw:custom-shape draw:style-name="gr4" draw:text-style-name="P10" draw:layer="layout" svg:width="5cm" svg:height="3.5cm" svg:x="6.659cm" svg:y="8.507cm">
          <text:p text:style-name="P9">Thread<text:line-break/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5cm" svg:height="3.5cm" svg:x="11.824cm" svg:y="8.507cm">
          <text:p text:style-name="P8">Thread<text:line-break/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draw:layer="layout" svg:width="5cm" svg:height="3.5cm" svg:x="16.989cm" svg:y="8.507cm">
          <text:p text:style-name="P8">Thread<text:line-break/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draw:layer="layout" svg:width="5cm" svg:height="3.5cm" svg:x="22.154cm" svg:y="8.507cm">
          <text:p text:style-name="P8">Thread<text:line-break/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gerio </meta:initial-creator>
    <meta:creation-date>2011-07-19T23:15:46</meta:creation-date>
    <dc:date>2012-05-19T13:04:03</dc:date>
    <dc:creator>Rogério Gonçalves</dc:creator>
    <meta:editing-duration>PT30M19S</meta:editing-duration>
    <meta:editing-cycles>8</meta:editing-cycles>
    <meta:generator>OpenOffice.org/3.4$Linux OpenOffice.org_project/340m1$Build-9590</meta:generator>
    <meta:document-statistic meta:object-count="30"/>
  </office:meta>
</office:document-meta>
</file>